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6befe" officeooo:paragraph-rsid="0016befe"/>
    </style:style>
    <style:style style:name="P2" style:family="paragraph" style:parent-style-name="Preformatted_20_Text">
      <style:text-properties officeooo:rsid="001a4005" officeooo:paragraph-rsid="001a4005"/>
    </style:style>
    <style:style style:name="P3" style:family="paragraph" style:parent-style-name="Preformatted_20_Text">
      <style:text-properties officeooo:rsid="001a4005" officeooo:paragraph-rsid="001b62af"/>
    </style:style>
    <style:style style:name="P4" style:family="paragraph" style:parent-style-name="Preformatted_20_Text">
      <style:text-properties officeooo:rsid="001fa38d" officeooo:paragraph-rsid="001fa38d"/>
    </style:style>
    <style:style style:name="P5" style:family="paragraph" style:parent-style-name="Preformatted_20_Text">
      <style:text-properties officeooo:rsid="00204bf7" officeooo:paragraph-rsid="00204bf7"/>
    </style:style>
    <style:style style:name="P6" style:family="paragraph" style:parent-style-name="Preformatted_20_Text">
      <style:text-properties officeooo:rsid="0025be2a" officeooo:paragraph-rsid="0025be2a"/>
    </style:style>
    <style:style style:name="P7" style:family="paragraph" style:parent-style-name="Preformatted_20_Text">
      <style:text-properties officeooo:rsid="0028be4c" officeooo:paragraph-rsid="0028be4c"/>
    </style:style>
    <style:style style:name="P8" style:family="paragraph" style:parent-style-name="Preformatted_20_Text">
      <style:text-properties officeooo:rsid="002972fe" officeooo:paragraph-rsid="002972fe"/>
    </style:style>
    <style:style style:name="P9" style:family="paragraph" style:parent-style-name="Preformatted_20_Text">
      <style:text-properties officeooo:rsid="002a252a" officeooo:paragraph-rsid="002a252a"/>
    </style:style>
    <style:style style:name="P10" style:family="paragraph" style:parent-style-name="Preformatted_20_Text">
      <style:text-properties officeooo:rsid="002a6e82" officeooo:paragraph-rsid="002a6e82"/>
    </style:style>
    <style:style style:name="P11" style:family="paragraph" style:parent-style-name="Preformatted_20_Text">
      <style:text-properties officeooo:rsid="002c4151" officeooo:paragraph-rsid="002c4151"/>
    </style:style>
    <style:style style:name="P12" style:family="paragraph" style:parent-style-name="Preformatted_20_Text">
      <style:text-properties officeooo:rsid="00331de6" officeooo:paragraph-rsid="00331de6"/>
    </style:style>
    <style:style style:name="P13" style:family="paragraph" style:parent-style-name="Preformatted_20_Text">
      <style:text-properties officeooo:rsid="003827bc" officeooo:paragraph-rsid="003827bc"/>
    </style:style>
    <style:style style:name="T1" style:family="text">
      <style:text-properties officeooo:rsid="001b62af"/>
    </style:style>
    <style:style style:name="T2" style:family="text">
      <style:text-properties officeooo:rsid="001de47b"/>
    </style:style>
    <style:style style:name="T3" style:family="text">
      <style:text-properties officeooo:rsid="00220b28"/>
    </style:style>
    <style:style style:name="T4" style:family="text">
      <style:text-properties officeooo:rsid="0022602b"/>
    </style:style>
    <style:style style:name="T5" style:family="text">
      <style:text-properties officeooo:rsid="0023a1e1"/>
    </style:style>
    <style:style style:name="T6" style:family="text">
      <style:text-properties officeooo:rsid="0026dab5"/>
    </style:style>
    <style:style style:name="T7" style:family="text">
      <style:text-properties officeooo:rsid="002972fe"/>
    </style:style>
    <style:style style:name="T8" style:family="text">
      <style:text-properties officeooo:rsid="002dd9b8"/>
    </style:style>
    <style:style style:name="T9" style:family="text">
      <style:text-properties officeooo:rsid="002f98df"/>
    </style:style>
    <style:style style:name="T10" style:family="text">
      <style:text-properties officeooo:rsid="002fc3a2"/>
    </style:style>
    <style:style style:name="T11" style:family="text">
      <style:text-properties officeooo:rsid="00315416"/>
    </style:style>
    <style:style style:name="T12" style:family="text">
      <style:text-properties officeooo:rsid="00325601"/>
    </style:style>
    <style:style style:name="T13" style:family="text">
      <style:text-properties officeooo:rsid="003517bc"/>
    </style:style>
    <style:style style:name="T14" style:family="text">
      <style:text-properties officeooo:rsid="00356b57"/>
    </style:style>
    <style:style style:name="T15" style:family="text">
      <style:text-properties officeooo:rsid="00359872"/>
    </style:style>
    <style:style style:name="T16" style:family="text">
      <style:text-properties officeooo:rsid="003827bc"/>
    </style:style>
    <style:style style:name="T17" style:family="text">
      <style:text-properties officeooo:rsid="003aef6d"/>
    </style:style>
    <style:style style:name="T18" style:family="text">
      <style:text-properties officeooo:rsid="003bf225"/>
    </style:style>
    <style:style style:name="T19" style:family="text">
      <style:text-properties officeooo:rsid="003c2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-BASIC OVERVIEW--</text:p>
      <text:p text:style-name="P1"/>
      <text:p text:style-name="P1">1. user moves mouse onto ParentDiv<text:span text:style-name="T9">=</text:span></text:p>
      <text:p text:style-name="P8">function newParentSplit (){</text:p>
      <text:p text:style-name="P11"><text:span text:style-name="T10">GET</text:span> parent orientation</text:p>
      <text:p text:style-name="P11"><text:span text:style-name="T10">SET</text:span> parent flex direction</text:p>
      <text:p text:style-name="P8"/>
      <text:p text:style-name="P10"><text:span text:style-name="T11">CREATE</text:span> div1<text:span text:style-name="T12"> node</text:span></text:p>
      <text:p text:style-name="P10"><text:span text:style-name="T11">CREATE</text:span> div2<text:span text:style-name="T12"> node</text:span></text:p>
      <text:p text:style-name="P12">APPEND div1 to parent</text:p>
      <text:p text:style-name="P12">APPEND div2 to parent</text:p>
      <text:p text:style-name="P1"/>
      <text:p text:style-name="P1">2. parentDiv splits in two</text:p>
      <text:p text:style-name="P4"><text:span text:style-name="T13">GET</text:span> the current location of the mouse</text:p>
      <text:p text:style-name="P5"><text:tab/><text:span text:style-name="T14">GET</text:span> <text:span text:style-name="T14">current hover div</text:span></text:p>
      <text:p text:style-name="P3"><text:span text:style-name="T2"><text:tab/></text:span><text:span text:style-name="T3"><text:tab/></text:span><text:span text:style-name="T15">SET</text:span> an eventListener for when the <text:span text:style-name="T1">mouse moves out</text:span><text:span text:style-name="T5"> on that child</text:span></text:p>
      <text:p text:style-name="P3"/>
      <text:p text:style-name="P6"><text:tab/><text:tab/><text:span text:style-name="T15">SET</text:span> a mouse-enter eventlistener on the other child</text:p>
      <text:p text:style-name="P8"><text:tab/><text:tab/><text:tab/><text:span text:style-name="T17">INIT </text:span>newParentSplit(<text:span text:style-name="T19">child</text:span>)</text:p>
      <text:p text:style-name="P8"><text:tab/><text:tab/><text:tab/></text:p>
      <text:p text:style-name="P1"/>
      <text:p text:style-name="P3"><text:span text:style-name="T1">3. </text:span>mouse moves out of current Div </text:p>
      <text:p text:style-name="P2"><text:tab/><text:span text:style-name="T3"><text:tab/><text:tab/></text:span><text:span text:style-name="T16">SET</text:span><text:span text:style-name="T6"> a mouseenter eventlistener on the div that was just left</text:span></text:p>
      <text:p text:style-name="P13"><text:tab/><text:tab/><text:tab/><text:tab/><text:span text:style-name="T17">INIT </text:span>newParentSplit(<text:span text:style-name="T18">child</text:span>)</text:p>
      <text:p text:style-name="P2"/>
      <text:p text:style-name="P7">1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08T15:01:19.557628792</dc:date>
    <meta:editing-duration>PT1H27M23S</meta:editing-duration>
    <meta:editing-cycles>51</meta:editing-cycles>
    <meta:document-statistic meta:table-count="0" meta:image-count="0" meta:object-count="0" meta:page-count="1" meta:paragraph-count="20" meta:word-count="92" meta:character-count="564" meta:non-whitespace-character-count="473"/>
  </office:meta>
</office:document-meta>
</file>